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oulrier" svg:font-family="Coulrier" style:font-family-generic="roman" style:font-pitch="variable"/>
    <style:font-face style:name="Courier" svg:font-family="Courier" style:font-family-generic="roman" style:font-pitch="variable"/>
    <style:font-face style:name="Lexia" svg:font-family="Lex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.1945in" loext:contextual-spacing="true" fo:text-indent="0in" style:auto-text-indent="false"/>
      <style:text-properties officeooo:paragraph-rsid="001e2fd9"/>
    </style:style>
    <style:style style:name="P2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e2fd9" fo:background-color="#ffffff" style:font-name-complex="Courier New"/>
    </style:style>
    <style:style style:name="P3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e2fd9"/>
    </style:style>
    <style:style style:name="P4" style:family="paragraph" style:parent-style-name="Standard">
      <style:paragraph-properties fo:margin-top="0.1945in" fo:margin-bottom="0.1945in" loext:contextual-spacing="false"/>
      <style:text-properties style:font-name="Lexia" fo:font-size="11pt" officeooo:paragraph-rsid="001e2fd9" style:font-size-asian="11pt" style:font-size-complex="11pt"/>
    </style:style>
    <style:style style:name="P5" style:family="paragraph" style:parent-style-name="Standard">
      <style:paragraph-properties fo:margin-top="0.1945in" fo:margin-bottom="0.1945in" loext:contextual-spacing="false"/>
      <style:text-properties officeooo:paragraph-rsid="001e2fd9"/>
    </style:style>
    <style:style style:name="P6" style:family="paragraph" style:parent-style-name="Standard">
      <style:paragraph-properties fo:margin-top="0.1945in" fo:margin-bottom="0.1945in" loext:contextual-spacing="false" fo:break-before="page"/>
      <style:text-properties officeooo:paragraph-rsid="001e2fd9"/>
    </style:style>
    <style:style style:name="P7" style:family="paragraph" style:parent-style-name="Standard">
      <style:paragraph-properties fo:margin-top="0in" fo:margin-bottom="0in" loext:contextual-spacing="tru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officeooo:paragraph-rsid="001e2fd9" style:font-name-complex="Courier New"/>
    </style:style>
    <style:style style:name="P8" style:family="paragraph" style:parent-style-name="Standard">
      <style:paragraph-properties fo:margin-left="1in" fo:margin-right="0in" fo:margin-top="0.1945in" fo:margin-bottom="0.1945in" loext:contextual-spacing="true" fo:text-indent="0in" style:auto-text-indent="false"/>
      <style:text-properties style:font-name="Courier" fo:font-size="11pt" officeooo:paragraph-rsid="001e2fd9" style:font-size-asian="11pt" style:font-size-complex="11pt"/>
    </style:style>
    <style:style style:name="P9" style:family="paragraph" style:parent-style-name="Standard">
      <style:paragraph-properties fo:margin-left="1in" fo:margin-right="0in" fo:margin-top="0.1945in" fo:margin-bottom="0.1945in" loext:contextual-spacing="true" fo:text-indent="0in" style:auto-text-indent="false"/>
      <style:text-properties officeooo:paragraph-rsid="001e2fd9"/>
    </style:style>
    <style:style style:name="P10" style:family="paragraph" style:parent-style-name="Standard">
      <style:paragraph-properties fo:margin-left="0.25in" fo:margin-right="0in" fo:margin-top="0in" fo:margin-bottom="0in" loext:contextual-spacing="tru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e2fd9"/>
    </style:style>
    <style:style style:name="P11" style:family="paragraph" style:parent-style-name="Standard">
      <style:paragraph-properties fo:margin-top="0.1902in" fo:margin-bottom="0.1902in" loext:contextual-spacing="true"/>
      <style:text-properties style:font-name="Times" fo:font-size="11pt" officeooo:paragraph-rsid="001e2fd9" style:font-size-asian="11pt" style:font-size-complex="11pt"/>
    </style:style>
    <style:style style:name="P12" style:family="paragraph" style:parent-style-name="Standard">
      <style:paragraph-properties fo:margin-top="0.1902in" fo:margin-bottom="0.1902in" loext:contextual-spacing="true"/>
      <style:text-properties officeooo:paragraph-rsid="001e2fd9"/>
    </style:style>
    <style:style style:name="P13" style:family="paragraph" style:parent-style-name="Standard">
      <style:paragraph-properties fo:break-before="page"/>
      <style:text-properties fo:font-size="11pt" fo:font-weight="bold" officeooo:paragraph-rsid="001e2fd9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.1945in" fo:margin-bottom="0.1945in" loext:contextual-spacing="false"/>
      <style:text-properties style:font-name="Times" fo:font-size="11pt" fo:font-weight="bold" officeooo:paragraph-rsid="001e2fd9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in" fo:margin-bottom="0in" loext:contextual-spacing="tru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1pt" officeooo:paragraph-rsid="001e2fd9" style:font-size-asian="11pt" style:font-name-complex="Courier New" style:font-size-complex="11pt"/>
    </style:style>
    <style:style style:name="P16" style:family="paragraph" style:parent-style-name="Standard">
      <style:paragraph-properties fo:margin-top="0in" fo:margin-bottom="0in" loext:contextual-spacing="tru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1pt" officeooo:paragraph-rsid="001edfe4" style:font-size-asian="11pt" style:font-name-complex="Courier New" style:font-size-complex="11pt"/>
    </style:style>
    <style:style style:name="P17" style:family="paragraph" style:parent-style-name="Standard">
      <style:paragraph-properties fo:margin-top="0in" fo:margin-bottom="0in" loext:contextual-spacing="true" fo:break-before="pag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1pt" officeooo:paragraph-rsid="001edfe4" style:font-size-asian="11pt" style:font-name-complex="Courier New" style:font-size-complex="11pt"/>
    </style:style>
    <style:style style:name="P18" style:family="paragraph" style:parent-style-name="Standard">
      <style:paragraph-properties fo:margin-left="1in" fo:margin-right="0in" fo:margin-top="0.1945in" fo:margin-bottom="0.1945in" loext:contextual-spacing="true" fo:text-indent="0in" style:auto-text-indent="false"/>
      <style:text-properties style:font-name="Courier" fo:font-size="11pt" officeooo:paragraph-rsid="001e2fd9" style:font-size-asian="11pt" style:font-size-complex="11pt"/>
    </style:style>
    <style:style style:name="P19" style:family="paragraph" style:parent-style-name="Standard">
      <style:paragraph-properties fo:margin-left="1in" fo:margin-right="0in" fo:margin-top="0.1945in" fo:margin-bottom="0.1945in" loext:contextual-spacing="true" fo:text-indent="0in" style:auto-text-indent="false"/>
      <style:text-properties style:font-name="Courier" fo:font-size="11pt" officeooo:paragraph-rsid="001edfe4" style:font-size-asian="11pt" style:font-size-complex="11pt"/>
    </style:style>
    <style:style style:name="P20" style:family="paragraph" style:parent-style-name="Standard">
      <style:paragraph-properties fo:margin-left="1in" fo:margin-right="0in" fo:margin-top="0.1945in" fo:margin-bottom="0.1945in" loext:contextual-spacing="true" fo:text-indent="0in" style:auto-text-indent="false"/>
      <style:text-properties style:font-name="Courier" fo:font-size="11pt" officeooo:paragraph-rsid="001e2fd9" fo:background-color="#c0c0c0" style:font-size-asian="11pt" style:font-size-complex="11pt"/>
    </style:style>
    <style:style style:name="P21" style:family="paragraph" style:parent-style-name="Standard">
      <style:paragraph-properties fo:margin-left="1in" fo:margin-right="0in" fo:margin-top="0.1945in" fo:margin-bottom="0.1945in" loext:contextual-spacing="true" fo:text-indent="0in" style:auto-text-indent="false"/>
      <style:text-properties officeooo:paragraph-rsid="001edfe4"/>
    </style:style>
    <style:style style:name="P22" style:family="paragraph" style:parent-style-name="Standard">
      <style:paragraph-properties fo:margin-left="0in" fo:margin-right="0in" fo:margin-top="0.1945in" fo:margin-bottom="0.1945in" loext:contextual-spacing="true" fo:text-indent="0.5in" style:auto-text-indent="false"/>
      <style:text-properties style:font-name="Courier" fo:font-size="11pt" officeooo:paragraph-rsid="001e2fd9" style:font-size-asian="11pt" style:font-size-complex="11pt"/>
    </style:style>
    <style:style style:name="P23" style:family="paragraph" style:parent-style-name="Standard">
      <style:paragraph-properties fo:margin-top="0.1902in" fo:margin-bottom="0.1902in" loext:contextual-spacing="true"/>
      <style:text-properties style:font-name="Times" fo:font-size="11pt" officeooo:paragraph-rsid="001e2fd9" style:font-size-asian="11pt" style:font-size-complex="11pt"/>
    </style:style>
    <style:style style:name="P24" style:family="paragraph" style:parent-style-name="Standard" style:list-style-name="WWNum2">
      <style:paragraph-properties fo:margin-top="0.1902in" fo:margin-bottom="0.1902in" loext:contextual-spacing="true"/>
      <style:text-properties style:font-name="Times" fo:font-size="11pt" officeooo:paragraph-rsid="001e2fd9" style:font-size-asian="11pt" style:font-size-complex="11pt"/>
    </style:style>
    <style:style style:name="P25" style:family="paragraph" style:parent-style-name="Standard">
      <style:paragraph-properties fo:margin-top="0.1902in" fo:margin-bottom="0.1902in" loext:contextual-spacing="true"/>
      <style:text-properties officeooo:paragraph-rsid="001e2fd9"/>
    </style:style>
    <style:style style:name="P26" style:family="paragraph" style:parent-style-name="Standard">
      <style:paragraph-properties fo:margin-top="0.1902in" fo:margin-bottom="0.1902in" loext:contextual-spacing="true"/>
      <style:text-properties officeooo:paragraph-rsid="001edfe4"/>
    </style:style>
    <style:style style:name="P27" style:family="paragraph" style:parent-style-name="Standard">
      <style:paragraph-properties fo:margin-left="0.5in" fo:margin-right="0in" fo:margin-top="0.1902in" fo:margin-bottom="0.1902in" loext:contextual-spacing="true" fo:text-indent="0in" style:auto-text-indent="false"/>
      <style:text-properties style:font-name="Times" fo:font-size="11pt" officeooo:paragraph-rsid="001e2fd9" style:font-size-asian="11pt" style:font-size-complex="11pt"/>
    </style:style>
    <style:style style:name="P28" style:family="paragraph" style:parent-style-name="Standard">
      <style:paragraph-properties fo:margin-left="0in" fo:margin-right="0in" fo:margin-top="0.1945in" fo:margin-bottom="0.1945in" loext:contextual-spacing="true" fo:text-indent="0in" style:auto-text-indent="false"/>
      <style:text-properties style:font-name="Courier" fo:font-size="11pt" officeooo:paragraph-rsid="001e2fd9" style:font-size-asian="11pt" style:font-size-complex="11pt"/>
    </style:style>
    <style:style style:name="P29" style:family="paragraph" style:parent-style-name="Standard">
      <style:paragraph-properties fo:margin-left="0in" fo:margin-right="0in" fo:margin-top="0.1945in" fo:margin-bottom="0.1945in" loext:contextual-spacing="false" fo:text-indent="0in" style:auto-text-indent="false"/>
      <style:text-properties style:font-name="Times" fo:font-size="11pt" officeooo:paragraph-rsid="001e2fd9" style:font-size-asian="11pt" style:font-size-complex="11pt"/>
    </style:style>
    <style:style style:name="T1" style:family="text">
      <style:text-properties style:font-name="Times"/>
    </style:style>
    <style:style style:name="T2" style:family="text">
      <style:text-properties style:font-name="Times" fo:font-size="11pt" style:font-size-asian="11pt" style:font-size-complex="11pt"/>
    </style:style>
    <style:style style:name="T3" style:family="text">
      <style:text-properties style:font-name="Courier" fo:font-size="11pt" style:font-size-asian="11pt" style:font-size-complex="11pt"/>
    </style:style>
    <style:style style:name="T4" style:family="text">
      <style:text-properties style:font-name="Courier" fo:font-size="11pt" fo:background-color="#c0c0c0" loext:char-shading-value="0" style:font-size-asian="11pt" style:font-name-complex="Courier New" style:font-size-complex="11pt"/>
    </style:style>
    <style:style style:name="T5" style:family="text">
      <style:text-properties style:font-name="Courier" fo:font-size="11pt" fo:background-color="#ffffff" loext:char-shading-value="0" style:font-size-asian="11pt" style:font-name-complex="Courier New" style:font-size-complex="11pt"/>
    </style:style>
    <style:style style:name="T6" style:family="text">
      <style:text-properties style:font-name="Courier" fo:font-size="11pt" fo:background-color="#cccccc" loext:char-shading-value="0" style:font-size-asian="11pt" style:font-name-complex="Courier New" style:font-size-complex="11pt"/>
    </style:style>
    <style:style style:name="T7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Coulrier" fo:font-size="11pt" style:font-size-asian="11pt" style:font-size-complex="11pt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Question 2</text:p>
      <text:p text:style-name="P14">15 minutes to complete, 5 minutes to upload answer.</text:p>
      <text:p text:style-name="P5"><text:span text:style-name="T2">This question involves reasoning about a simulation of a frog hopping in a straight line. The frog attempts to hop to a goal within a specified number of hops. The simulation is encapsulated in the following </text:span><text:span text:style-name="T3">FrogSimulation </text:span><text:span text:style-name="T2">class. You will write the </text:span><text:span text:style-name="T3">simulate</text:span><text:span text:style-name="T2"> method in this class. </text:span></text:p>
      <text:p text:style-name="P15"><text:s text:c="5"/>public class FrogSimulation</text:p>
      <text:p text:style-name="P15"><text:s text:c="5"/>{</text:p>
      <text:p text:style-name="P8">/** Distance in cm, from the starting position to the goal*/ </text:p>
      <text:p text:style-name="P10"><text:span text:style-name="T5"><text:s text:c="8"/></text:span><text:span text:style-name="T4">private</text:span><text:span text:style-name="T6"> int goalDistance;</text:span></text:p>
      <text:p text:style-name="P8"/>
      <text:p text:style-name="P8">/** Maximum number of hops allowed to reach the goal*/ </text:p>
      <text:p text:style-name="P10"><text:span text:style-name="T5"><text:s text:c="8"/></text:span><text:span text:style-name="T4">private</text:span><text:span text:style-name="T6"> int maxHops;</text:span></text:p>
      <text:p text:style-name="P8"/>
      <text:p text:style-name="P19">/** Constructs a FrogSimulation where dist is the distance</text:p>
      <text:p text:style-name="P19"><text:s/>* <text:s/>in cm, from the starting position to the goal, and numHops</text:p>
      <text:p text:style-name="P21"><text:span text:style-name="T3"><text:s/>* <text:s/>is the maximum number of hops allowed to reach the goal.<text:line-break/> * <text:s/></text:span><text:span text:style-name="T7">Precondition</text:span><text:span text:style-name="T3">: dist &gt; 0; numHops &gt; 0.<text:line-break/> */ </text:span></text:p>
      <text:p text:style-name="P10"><text:span text:style-name="T5"><text:s text:c="8"/></text:span><text:span text:style-name="T6">public FrogSimulation(int dist, int numHops)</text:span></text:p>
      <text:p text:style-name="P8">{</text:p>
      <text:p text:style-name="P8"><text:tab/>goalDistance = dist;</text:p>
      <text:p text:style-name="P8"><text:tab/>maxHops = numHops;</text:p>
      <text:p text:style-name="P8">} </text:p>
      <text:p text:style-name="P8"/>
      <text:p text:style-name="P19">/** Returns an integer representing the distance in cm, to be </text:p>
      <text:p text:style-name="P19"><text:s/>* <text:s/>moved when the frog hops.<text:line-break/> */ </text:p>
      <text:p text:style-name="P10"><text:span text:style-name="T5"><text:s text:c="8"/></text:span><text:span text:style-name="T6">public int hopDistance()</text:span></text:p>
      <text:p text:style-name="P8">{ /* implementation not shown */ } </text:p>
      <text:p text:style-name="P8"/>
      <text:p text:style-name="P19">/** Simulates a frog attempting to reach the goal.<text:line-break/> * <text:s/>Returns a HopRecord object containing hop distances </text:p>
      <text:p text:style-name="P19"><text:s/>* <text:s/>and success indication.<text:line-break/> */ </text:p>
      <text:p text:style-name="P10"><text:span text:style-name="T5"><text:s text:c="8"/></text:span><text:span text:style-name="T6">public HopsRecord simulate()</text:span></text:p>
      <text:p text:style-name="P9"><text:span text:style-name="T3">{ /* </text:span><text:span text:style-name="T7">to be implemented</text:span><text:span text:style-name="T3"> */ } </text:span></text:p>
      <text:p text:style-name="P8"/>
      <text:p text:style-name="P22">} </text:p>
      <text:p text:style-name="P15"><text:s text:c="5"/></text:p>
      <text:p text:style-name="P7"/>
      <text:p text:style-name="P16"><text:s text:c="5"/></text:p>
      <text:p text:style-name="P17">public class HopsRecord</text:p>
      <text:p text:style-name="P15"><text:s text:c="5"/>{</text:p>
      <text:p text:style-name="P8">// instance variables and some methods not shown</text:p>
      <text:p text:style-name="P8"/>
      <text:p text:style-name="P8">/** Constructs a HopRecord object.*/ </text:p>
      <text:p text:style-name="P10"><text:span text:style-name="T5"><text:s text:c="8"/></text:span><text:span text:style-name="T6">public HopsRecord()</text:span></text:p>
      <text:p text:style-name="P8">{ /* implementation not shown */ } </text:p>
      <text:p text:style-name="P8"/>
      <text:p text:style-name="P8">/** Adds a hop distance to the record.*/ </text:p>
      <text:p text:style-name="P10"><text:span text:style-name="T5"><text:s text:c="8"/></text:span><text:span text:style-name="T6">public void addHop(int hop)</text:span></text:p>
      <text:p text:style-name="P8">{ /* implementation not shown */ }</text:p>
      <text:p text:style-name="P8"/>
      <text:p text:style-name="P8">/** Sets the variable indicating whether the frog successfully</text:p>
      <text:p text:style-name="P8"><text:s/>* <text:s/>reached the goal.</text:p>
      <text:p text:style-name="P8"><text:s/>*/ </text:p>
      <text:p text:style-name="P10"><text:span text:style-name="T5"><text:s text:c="8"/></text:span><text:span text:style-name="T6">public void setSuccess(boolean success)</text:span></text:p>
      <text:p text:style-name="P8">{ /* implementation not shown */ }</text:p>
      <text:p text:style-name="P8"/>
      <text:p text:style-name="P8">/** Returns the total sum of all hops.*/ </text:p>
      <text:p text:style-name="P20">public int getSum ()</text:p>
      <text:p text:style-name="P8">{ /* implementation not shown */ }</text:p>
      <text:p text:style-name="P8"/>
      <text:p text:style-name="P8">/** Returns the number of hops that have occured.*/ </text:p>
      <text:p text:style-name="P20">public int getCount ()</text:p>
      <text:p text:style-name="P8">{ /* implementation not shown */ }</text:p>
      <text:p text:style-name="P22">} </text:p>
      <text:p text:style-name="P4"/>
      <text:p text:style-name="P11">(a) Write the simulate method, which simulates the frog attempting to hop in a straight line to a goal from</text:p>
      <text:p text:style-name="P12"><text:span text:style-name="T2">the frog's starting position of 0 within a maximum number of hops. The method returns a </text:span><text:span text:style-name="T8">HopsRecord </text:span><text:span text:style-name="T2">object containing a list of each hop and a variable indicating whether the frog successfully reached the goal.</text:span></text:p>
      <text:p text:style-name="P11"/>
      <text:p text:style-name="P12"><text:span text:style-name="T2">The </text:span><text:span text:style-name="T3">FrogSimulation</text:span><text:span text:style-name="T2"> class provides a method called </text:span><text:span text:style-name="T3">hopDistance</text:span><text:span text:style-name="T2"> that returns an integer</text:span></text:p>
      <text:p text:style-name="P11">representing the distance (positive or negative) to be moved when the frog hops. A positive distance</text:p>
      <text:p text:style-name="P11">represents a move toward the goal. A negative distance represents a move away from the goal. The returned</text:p>
      <text:p text:style-name="P11">distance may vary from call to call. Each time the frog hops, its position is adjusted by the value returned by</text:p>
      <text:p text:style-name="P12"><text:span text:style-name="T2">a call to the </text:span><text:span text:style-name="T3">hopDistance</text:span><text:span text:style-name="T2"> method.</text:span></text:p>
      <text:p text:style-name="P11"/>
      <text:p text:style-name="P11">The frog hops until one of the following conditions becomes true:</text:p>
      <text:list xml:id="list644260203" text:style-name="WWNum2">
        <text:list-item>
          <text:p text:style-name="P24">The frog has reached or passed the goal.</text:p>
        </text:list-item>
        <text:list-item>
          <text:p text:style-name="P24">The frog has reached a negative position.</text:p>
        </text:list-item>
        <text:list-item>
          <text:p text:style-name="P24">The frog has taken the maximum number of hops without reaching the goal.</text:p>
        </text:list-item>
      </text:list>
      <text:p text:style-name="P27"/>
      <text:p text:style-name="P26"><text:span text:style-name="T2">If one of the above conditions becomes true, then the simulate method passes </text:span><text:span text:style-name="T3">true</text:span><text:span text:style-name="T2"> or </text:span><text:span text:style-name="T3">false</text:span><text:span text:style-name="T2"> (representing success or failure) to the </text:span><text:span text:style-name="T3">HopsRecord</text:span><text:span text:style-name="T2"> object, and returns the </text:span><text:span text:style-name="T3">HopsRecord </text:span><text:span text:style-name="T2">object.</text:span></text:p>
      <text:p text:style-name="P29"><text:span text:style-name="T9">WRITE YOUR SOLUTION ON THE NEXT PAGE.</text:span></text:p>
      <text:p text:style-name="P6"><text:span text:style-name="T2">Complete the </text:span><text:span text:style-name="T3">simulate</text:span><text:span text:style-name="T2"> method below.</text:span></text:p>
      <text:p text:style-name="P28">/** Simulates a frog attempting to reach the goal.<text:line-break/> * <text:s/>Returns a HopRecord object containing hop distances and success indication.<text:line-break/> */ </text:p>
      <text:p text:style-name="P2"/>
      <text:p text:style-name="P3"><text:span text:style-name="T5">public HopsRecord simulate()</text:span><text:span text:style-name="T3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oulrier" svg:font-family="Coulrier" style:font-family-generic="roman" style:font-pitch="variable"/>
    <style:font-face style:name="Courier" svg:font-family="Courier" style:font-family-generic="roman" style:font-pitch="variable"/>
    <style:font-face style:name="Lexia" svg:font-family="Lex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67" style:display-name="ListLabel 67" style:family="text">
      <style:text-properties style:font-name="Times" fo:font-family="Times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7:32:03.016816020</meta:creation-date>
    <dc:date>2020-04-28T23:43:16.988229395</dc:date>
    <meta:editing-duration>PT7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550" meta:character-count="3306" meta:non-whitespace-character-count="2689"/>
  </office:meta>
</office:document-meta>
</file>